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pitch="variable"/>
    <style:font-face style:name="Consolas1" svg:font-family="Consolas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684cm" fo:min-width="7cm"/>
    </style:style>
    <style:style style:name="gr2" style:family="graphic" style:parent-style-name="standard">
      <style:graphic-properties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3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1.75cm" fo:min-width="20.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607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8.75cm" fo:min-width="1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8.75cm"/>
      <style:paragraph-properties style:writing-mode="lr-tb"/>
    </style:style>
    <style:style style:name="gr14" style:family="graphic" style:parent-style-name="standard">
      <style:graphic-properties draw:fill="solid" draw:fill-color="#dee6ef" draw:opacity="100%" draw:textarea-horizontal-align="justify" draw:textarea-vertical-align="middle" draw:auto-grow-height="false" fo:min-height="3.942cm" fo:min-width="1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06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8" style:family="graphic" style:parent-style-name="standard">
      <style:graphic-properties draw:fill="solid" draw:fill-color="#dee6ef" draw:opacity="100%" draw:textarea-horizontal-align="justify" draw:textarea-vertical-align="middle" draw:auto-grow-height="false" fo:min-height="6.25cm" fo:min-width="12.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6.2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58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561cm"/>
      <style:paragraph-properties style:writing-mode="lr-tb"/>
    </style:style>
    <style:style style:name="gr22" style:family="graphic" style:parent-style-name="standard">
      <style:graphic-properties draw:fill="solid" draw:fill-color="#ffaa95" draw:auto-grow-height="false" fo:min-height="0.884cm" fo:min-width="2.19cm" fo:wrap-option="wrap"/>
      <style:paragraph-properties style:writing-mode="lr-tb"/>
    </style:style>
    <style:style style:name="gr23" style:family="graphic" style:parent-style-name="objectwithoutfill">
      <style:graphic-properties draw:marker-end="Pontas_20_das_20_setas_20_4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441cm"/>
      <style:paragraph-properties style:writing-mode="lr-tb"/>
    </style:style>
    <style:style style:name="gr26" style:family="graphic" style:parent-style-name="objectwithoutfill">
      <style:graphic-properties draw:marker-end="Pontas_20_das_20_setas_20_5" draw:marker-end-width="0.3cm" draw:fill="none" draw:textarea-vertical-align="middle"/>
    </style:style>
    <style:style style:name="gr27" style:family="graphic" style:parent-style-name="objectwithoutfill">
      <style:graphic-properties draw:marker-end="Pontas_20_das_20_setas_20_6" draw:marker-end-width="0.3cm" draw:fill="none" draw:textarea-vertical-align="middl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0.934cm"/>
      <style:paragraph-properties style:writing-mode="lr-tb"/>
    </style:style>
    <style:style style:name="pr3" style:family="presentation" style:parent-style-name="DNA-subtitle">
      <style:graphic-properties draw:fill-color="#ffffff" fo:min-height="1.255cm"/>
      <style:paragraph-properties style:writing-mode="lr-tb"/>
    </style:style>
    <style:style style:name="pr4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5" style:family="presentation" style:parent-style-name="DNA-outline1">
      <style:graphic-properties fo:min-height="9.135cm"/>
      <style:paragraph-properties style:writing-mode="lr-tb"/>
    </style:style>
    <style:style style:name="pr6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16pt" style:font-size-asian="16pt" style:font-size-complex="16pt"/>
    </style:style>
    <style:style style:name="P4" style:family="paragraph">
      <loext:graphic-properties draw:fill-color="#ffffff"/>
      <style:paragraph-properties style:writing-mode="lr-tb"/>
      <style:text-properties style:text-outline="true" fo:font-size="16pt" style:font-size-asian="16pt" style:font-size-complex="1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justify"/>
    </style:style>
    <style:style style:name="P7" style:family="paragraph">
      <style:paragraph-properties fo:margin-left="0cm" fo:margin-right="0cm" fo:margin-top="0cm" fo:margin-bottom="0cm" fo:line-height="100%" fo:text-align="justify" fo:text-indent="0cm"/>
    </style:style>
    <style:style style:name="P8" style:family="paragraph">
      <loext:graphic-properties draw:fill="none" draw:fill-color="#ffffff"/>
      <style:paragraph-properties fo:text-align="justify"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justify" style:writing-mode="lr-tb"/>
      <style:text-properties fo:font-size="18pt" style:text-underline-style="solid" style:text-underline-width="auto" style:text-underline-color="font-colo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666666" loext:opacity="100%" loext:color-lum-mod="100%" loext:color-lum-off="0%" fo:font-size="10pt" style:font-size-asian="10pt" style:font-size-complex="10pt"/>
    </style:style>
    <style:style style:name="P15" style:family="paragraph">
      <style:paragraph-properties style:text-autospace="none"/>
    </style:style>
    <style:style style:name="P16" style:family="paragraph">
      <loext:graphic-properties draw:fill="none" draw:fill-color="#ffffff"/>
      <style:paragraph-properties style:text-autospace="none" style:writing-mode="lr-tb"/>
      <style:text-properties fo:font-size="9pt" style:font-size-asian="9pt" style:font-size-complex="9pt"/>
    </style:style>
    <style:style style:name="P17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8" style:family="paragraph">
      <loext:graphic-properties draw:fill="none" draw:fill-color="#ffffff"/>
      <style:paragraph-properties style:text-autospace="none" style:writing-mode="lr-tb"/>
      <style:text-properties fo:font-size="11pt" style:font-size-asian="11pt" style:font-size-complex="11pt"/>
    </style:style>
    <style:style style:name="P19" style:family="paragraph">
      <loext:graphic-properties draw:fill="solid" draw:fill-color="#dee6ef" draw:opacity="100%"/>
      <style:paragraph-properties fo:text-align="center"/>
    </style:style>
    <style:style style:name="P20" style:family="paragraph">
      <loext:graphic-properties draw:fill="none" draw:fill-color="#ffffff"/>
      <style:paragraph-properties style:text-autospace="none" style:writing-mode="lr-tb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paragraph-properties style:writing-mode="lr-tb"/>
      <style:text-properties fo:font-size="14pt" style:text-underline-style="solid" style:text-underline-width="auto" style:text-underline-color="font-color" style:font-size-asian="14pt" style:font-size-complex="14pt"/>
    </style:style>
    <style:style style:name="P23" style:family="paragraph">
      <loext:graphic-properties draw:fill="none" draw:fill-color="#ffffff"/>
      <style:paragraph-properties style:text-autospace="none" style:writing-mode="lr-tb"/>
      <style:text-properties fo:font-size="12pt" style:font-size-asian="12pt" style:font-size-complex="12pt"/>
    </style:style>
    <style:style style:name="P24" style:family="paragraph">
      <loext:graphic-properties draw:fill="none" draw:fill-color="#ffffff"/>
      <style:paragraph-properties fo:text-align="justify" style:writing-mode="lr-tb"/>
      <style:text-properties fo:font-size="13pt" style:font-size-asian="13pt" style:font-size-complex="13pt"/>
    </style:style>
    <style:style style:name="P25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26" style:family="paragraph">
      <loext:graphic-properties draw:fill="solid" draw:fill-color="#ffaa95"/>
      <style:paragraph-properties fo:text-align="center" style:writing-mode="lr-tb"/>
      <style:text-properties style:text-underline-style="solid" style:text-underline-width="auto" style:text-underline-color="font-colo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/>
    </style:style>
    <style:style style:name="T3" style:family="text">
      <style:text-properties fo:color="#c9211e" loext:opacity="100%" fo:font-size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text-underline-style="none" style:font-size-asian="14pt" style:font-size-complex="14pt"/>
    </style:style>
    <style:style style:name="T8" style:family="text">
      <style:text-properties style:font-name="Liberation Mono1" fo:font-size="14pt" style:font-size-asian="14pt" style:font-size-complex="14pt"/>
    </style:style>
    <style:style style:name="T9" style:family="text">
      <style:text-properties fo:font-size="14pt" fo:background-color="#ffff00" style:font-size-asian="14pt" style:font-size-complex="14pt"/>
    </style:style>
    <style:style style:name="T10" style:family="text">
      <style:text-properties fo:font-size="14pt" fo:background-color="#81d41a" style:font-size-asian="14pt" style:font-size-complex="14pt"/>
    </style:style>
    <style:style style:name="T11" style:family="text">
      <style:text-properties fo:font-size="14pt" fo:background-color="transparent" style:font-size-asian="14pt" style:font-size-complex="14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8pt" style:text-underline-style="solid" style:text-underline-width="auto" style:text-underline-color="font-color"/>
    </style:style>
    <style:style style:name="T14" style:family="text">
      <style:text-properties fo:color="#666666" loext:opacity="100%" fo:font-size="10pt" style:font-size-asian="10pt" style:font-size-complex="10pt"/>
    </style:style>
    <style:style style:name="T15" style:family="text">
      <style:text-properties fo:color="#808080" loext:opacity="100%" style:font-name="Consolas1" fo:font-size="9.5pt" style:font-name-asian="Consolas1" style:font-size-asian="9.5pt" style:font-name-complex="Consolas1" style:font-size-complex="9.5pt"/>
    </style:style>
    <style:style style:name="T16" style:family="text">
      <style:text-properties fo:color="#000000" loext:opacity="100%" style:font-name="Consolas1" fo:font-size="9.5pt" style:font-name-asian="Consolas1" style:font-size-asian="9.5pt" style:font-name-complex="Consolas1" style:font-size-complex="9.5pt"/>
    </style:style>
    <style:style style:name="T17" style:family="text">
      <style:text-properties fo:color="#a31515" loext:opacity="100%" style:font-name="Consolas1" fo:font-size="9.5pt" style:font-name-asian="Consolas1" style:font-size-asian="9.5pt" style:font-name-complex="Consolas1" style:font-size-complex="9.5pt"/>
    </style:style>
    <style:style style:name="T18" style:family="text">
      <style:text-properties fo:color="#6f008a" loext:opacity="100%" style:font-name="Consolas1" fo:font-size="9.5pt" style:font-name-asian="Consolas1" style:font-size-asian="9.5pt" style:font-name-complex="Consolas1" style:font-size-complex="9.5pt"/>
    </style:style>
    <style:style style:name="T19" style:family="text">
      <style:text-properties fo:color="#000000" loext:opacity="100%" style:font-name="Consolas1" fo:font-size="9pt" style:font-name-asian="Consolas1" style:font-size-asian="9pt" style:font-name-complex="Consolas1" style:font-size-complex="9pt"/>
    </style:style>
    <style:style style:name="T20" style:family="text">
      <style:text-properties fo:color="#0000ff" loext:opacity="100%" style:font-name="Consolas1" fo:font-size="9.5pt" style:font-name-asian="Consolas1" style:font-size-asian="9.5pt" style:font-name-complex="Consolas1" style:font-size-complex="9.5pt"/>
    </style:style>
    <style:style style:name="T21" style:family="text">
      <style:text-properties fo:color="#008000" loext:opacity="100%" style:font-name="Consolas1" fo:font-size="9.5pt" style:font-name-asian="Consolas1" style:font-size-asian="9.5pt" style:font-name-complex="Consolas1" style:font-size-complex="9.5pt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fo:color="#808080" loext:opacity="100%" style:font-name="Consolas1" fo:font-size="11pt" style:font-name-asian="Consolas1" style:font-size-asian="11pt" style:font-name-complex="Consolas1" style:font-size-complex="11pt"/>
    </style:style>
    <style:style style:name="T24" style:family="text">
      <style:text-properties fo:color="#000000" loext:opacity="100%" style:font-name="Consolas1" fo:font-size="11pt" style:font-name-asian="Consolas1" style:font-size-asian="11pt" style:font-name-complex="Consolas1" style:font-size-complex="11pt"/>
    </style:style>
    <style:style style:name="T25" style:family="text">
      <style:text-properties fo:color="#a31515" loext:opacity="100%" style:font-name="Consolas1" fo:font-size="11pt" style:font-name-asian="Consolas1" style:font-size-asian="11pt" style:font-name-complex="Consolas1" style:font-size-complex="11pt"/>
    </style:style>
    <style:style style:name="T26" style:family="text">
      <style:text-properties fo:color="#6f008a" loext:opacity="100%" style:font-name="Consolas1" fo:font-size="11pt" style:font-name-asian="Consolas1" style:font-size-asian="11pt" style:font-name-complex="Consolas1" style:font-size-complex="11pt"/>
    </style:style>
    <style:style style:name="T27" style:family="text">
      <style:text-properties fo:color="#0000ff" loext:opacity="100%" style:font-name="Consolas1" fo:font-size="11pt" style:font-name-asian="Consolas1" style:font-size-asian="11pt" style:font-name-complex="Consolas1" style:font-size-complex="11pt"/>
    </style:style>
    <style:style style:name="T28" style:family="text">
      <style:text-properties fo:color="#008000" loext:opacity="100%" style:font-name="Consolas1" fo:font-size="11pt" style:font-name-asian="Consolas1" style:font-size-asian="11pt" style:font-name-complex="Consolas1" style:font-size-complex="11pt"/>
    </style:style>
    <style:style style:name="T29" style:family="text">
      <style:text-properties fo:color="#808080" loext:opacity="100%" style:font-name="Consolas1" fo:font-size="14pt" style:font-name-asian="Consolas1" style:font-size-asian="14pt" style:font-name-complex="Consolas1" style:font-size-complex="14pt"/>
    </style:style>
    <style:style style:name="T30" style:family="text">
      <style:text-properties fo:color="#000000" loext:opacity="100%" style:font-name="Consolas1" fo:font-size="14pt" style:font-name-asian="Consolas1" style:font-size-asian="14pt" style:font-name-complex="Consolas1" style:font-size-complex="14pt"/>
    </style:style>
    <style:style style:name="T31" style:family="text">
      <style:text-properties fo:color="#a31515" loext:opacity="100%" style:font-name="Consolas1" fo:font-size="14pt" style:font-name-asian="Consolas1" style:font-size-asian="14pt" style:font-name-complex="Consolas1" style:font-size-complex="14pt"/>
    </style:style>
    <style:style style:name="T32" style:family="text">
      <style:text-properties fo:color="#6f008a" loext:opacity="100%" style:font-name="Consolas1" fo:font-size="14pt" style:font-name-asian="Consolas1" style:font-size-asian="14pt" style:font-name-complex="Consolas1" style:font-size-complex="14pt"/>
    </style:style>
    <style:style style:name="T33" style:family="text">
      <style:text-properties fo:color="#0000ff" loext:opacity="100%" style:font-name="Consolas1" fo:font-size="14pt" style:font-name-asian="Consolas1" style:font-size-asian="14pt" style:font-name-complex="Consolas1" style:font-size-complex="14pt"/>
    </style:style>
    <style:style style:name="T34" style:family="text">
      <style:text-properties fo:color="#3465a4" loext:opacity="100%" fo:font-size="14pt" fo:font-style="italic" style:font-size-asian="14pt" style:font-style-asian="italic" style:font-size-complex="14pt" style:font-style-complex="italic"/>
    </style:style>
    <style:style style:name="T35" style:family="text">
      <style:text-properties fo:font-size="14pt" fo:font-style="italic" style:font-size-asian="14pt" style:font-style-asian="italic" style:font-size-complex="14pt" style:font-style-complex="italic"/>
    </style:style>
    <style:style style:name="T3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7" style:family="text">
      <style:text-properties fo:color="#808080" loext:opacity="100%" style:font-name="Consolas1" fo:font-size="12pt" style:font-name-asian="Consolas1" style:font-size-asian="12pt" style:font-name-complex="Consolas1" style:font-size-complex="12pt"/>
    </style:style>
    <style:style style:name="T38" style:family="text">
      <style:text-properties fo:color="#000000" loext:opacity="100%" style:font-name="Consolas1" fo:font-size="12pt" style:font-name-asian="Consolas1" style:font-size-asian="12pt" style:font-name-complex="Consolas1" style:font-size-complex="12pt"/>
    </style:style>
    <style:style style:name="T39" style:family="text">
      <style:text-properties fo:color="#a31515" loext:opacity="100%" style:font-name="Consolas1" fo:font-size="12pt" style:font-name-asian="Consolas1" style:font-size-asian="12pt" style:font-name-complex="Consolas1" style:font-size-complex="12pt"/>
    </style:style>
    <style:style style:name="T40" style:family="text">
      <style:text-properties fo:color="#6f008a" loext:opacity="100%" style:font-name="Consolas1" fo:font-size="12pt" style:font-name-asian="Consolas1" style:font-size-asian="12pt" style:font-name-complex="Consolas1" style:font-size-complex="12pt"/>
    </style:style>
    <style:style style:name="T41" style:family="text">
      <style:text-properties fo:color="#0000ff" loext:opacity="100%" style:font-name="Consolas1" fo:font-size="12pt" style:font-name-asian="Consolas1" style:font-size-asian="12pt" style:font-name-complex="Consolas1" style:font-size-complex="12pt"/>
    </style:style>
    <style:style style:name="T42" style:family="text">
      <style:text-properties fo:font-size="13pt" fo:font-weight="bold" style:font-size-asian="13pt" style:font-weight-asian="bold" style:font-size-complex="13pt" style:font-weight-complex="bold"/>
    </style:style>
    <style:style style:name="T4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custom-shape draw:style-name="gr1" draw:text-style-name="P1" draw:layer="layout" svg:width="7.5cm" svg:height="0.934cm" svg:x="18cm" svg:y="14.56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1" draw:text-style-name="P2" draw:layer="layout" svg:width="22.5cm" svg:height="2.6cm" svg:x="4.5cm" svg:y="-0.1cm" presentation:class="title" presentation:user-transformed="true">
          <draw:text-box>
            <text:p text:style-name="P2">Fundamentos da linguagem C</text:p>
          </draw:text-box>
        </draw:frame>
        <draw:frame presentation:style-name="pr2" draw:text-style-name="P3" draw:layer="layout" svg:width="8cm" svg:height="0.934cm" svg:x="4.5cm" svg:y="14.5cm" presentation:class="subtitle" presentation:user-transformed="true">
          <draw:text-box>
            <text:p text:style-name="P2"><text:span text:style-name="T1">Pedro Henrique Pinto de Oliveira</text:span></text:p>
          </draw:text-box>
        </draw:frame>
        <draw:polygon draw:style-name="gr2" draw:text-style-name="P1" draw:layer="layout" svg:width="4.499cm" svg:height="3.999cm" svg:x="13.5cm" svg:y="6cm" svg:viewBox="0 0 4500 4000" draw:points="500,0 0,3500 4500,500 4000,4000">
          <text:p/>
        </draw:polygon>
        <draw:frame presentation:style-name="pr3" draw:text-style-name="P4" draw:layer="layout" svg:width="7cm" svg:height="1.255cm" svg:x="18cm" svg:y="14.406cm">
          <draw:text-box>
            <text:p text:style-name="P2"><text:span text:style-name="T1">Fundamentos da linguagem C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>
        <office:forms form:automatic-focus="false" form:apply-design-mode="false"/>
        <draw:custom-shape draw:style-name="gr1" draw:text-style-name="P1" draw:layer="layout" svg:width="7.5cm" svg:height="0.934cm" svg:x="18cm" svg:y="14.56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1" draw:text-style-name="P2" draw:layer="layout" svg:width="22.5cm" svg:height="2.6cm" svg:x="4.5cm" svg:y="0cm" presentation:class="title" presentation:user-transformed="true">
          <draw:text-box>
            <text:p text:style-name="P2">Formatos</text:p>
          </draw:text-box>
        </draw:frame>
        <draw:frame presentation:style-name="pr3" draw:text-style-name="P4" draw:layer="layout" svg:width="7cm" svg:height="1.255cm" svg:x="18cm" svg:y="14.406cm">
          <draw:text-box>
            <text:p text:style-name="P2"><text:span text:style-name="T1">Fundamentos da linguagem C</text:span></text:p>
          </draw:text-box>
        </draw:frame>
        <draw:frame draw:style-name="gr4" draw:text-style-name="P8" draw:layer="layout" svg:width="20cm" svg:height="6.65cm" svg:x="6.5cm" svg:y="4cm">
          <draw:text-box>
            <text:p text:style-name="P6"><text:span text:style-name="T2">%c</text:span><text:span text:style-name="T2"><text:tab/></text:span><text:span text:style-name="T2"><text:tab/></text:span><text:span text:style-name="T2"> <text:s/>= char (caracter) </text:span><text:span text:style-name="T3">1 byte</text:span></text:p>
            <text:p text:style-name="P6"><text:span text:style-name="T2">%i ou %d = int (número inteiro) </text:span><text:span text:style-name="T3">4 bytes</text:span></text:p>
            <text:p text:style-name="P6"><text:span text:style-name="T2">%s</text:span><text:span text:style-name="T2"><text:tab/></text:span><text:span text:style-name="T2"><text:tab/></text:span><text:span text:style-name="T2"> <text:s/>= string (vetor de caracter) </text:span><text:span text:style-name="T3">1 byte * nCaracteres</text:span></text:p>
            <text:p text:style-name="P6"><text:span text:style-name="T2">%f</text:span><text:span text:style-name="T2"><text:tab/></text:span><text:span text:style-name="T2"><text:tab/></text:span><text:span text:style-name="T2"> <text:s/>= float (número real, tem casas decimais) </text:span><text:span text:style-name="T3">4 bytes</text:span></text:p>
            <text:p text:style-name="P6"><text:span text:style-name="T2">%u</text:span><text:span text:style-name="T2"><text:tab/></text:span><text:span text:style-name="T2"><text:tab/></text:span><text:span text:style-name="T2"> <text:s/>= unsigned (número inteiro sem sinal, 0 ou maior) </text:span><text:span text:style-name="T3">4 bytes</text:span></text:p>
            <text:p text:style-name="P6"><text:span text:style-name="T2"/></text:p>
            <text:p text:style-name="P7"><text:span text:style-name="T2">%l</text:span><text:span text:style-name="T2"><text:tab/></text:span><text:span text:style-name="T2"><text:tab/></text:span><text:span text:style-name="T2"> <text:s/>= long (pode vir antes de d ou i, ocupa o dobro de bytes)</text:span></text:p>
            <text:p text:style-name="P6"><text:span text:style-name="T2">%ll</text:span><text:span text:style-name="T2"><text:tab/></text:span><text:span text:style-name="T2"><text:tab/></text:span><text:span text:style-name="T2"> <text:s/>= long long (análogo ao long, ocupa o dobro de bytes)</text:span></text:p>
            <text:p text:style-name="P6"><text:span text:style-name="T2"/></text:p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5" draw:text-style-name="P10" draw:layer="layout" svg:width="7cm" svg:height="3.2cm" svg:x="5cm" svg:y="3.8cm" presentation:class="outline" presentation:user-transformed="true">
          <draw:text-box>
            <text:list text:style-name="L3">
              <text:list-item>
                <text:p><text:span text:style-name="T4">if (se)</text:span></text:p>
              </text:list-item>
              <text:list-item>
                <text:p><text:span text:style-name="T4">else (senão)</text:span></text:p>
              </text:list-item>
              <text:list-item>
                <text:p><text:span text:style-name="T4">else if (senão, se)</text:span></text:p>
              </text:list-item>
              <text:list-item>
                <text:p><text:span text:style-name="T4">switch (alterna)</text:span></text:p>
              </text:list-item>
            </text:list>
          </draw:text-box>
        </draw:frame>
        <draw:frame presentation:style-name="pr1" draw:text-style-name="P2" draw:layer="layout" svg:width="22.5cm" svg:height="2.6cm" svg:x="4.5cm" svg:y="0cm" presentation:class="title" presentation:user-transformed="true">
          <draw:text-box>
            <text:p text:style-name="P2">Estruturas Condicionais</text:p>
          </draw:text-box>
        </draw:frame>
        <draw:frame draw:style-name="gr5" draw:text-style-name="P11" draw:layer="layout" svg:width="19.5cm" svg:height="5.595cm" svg:x="5cm" svg:y="8.405cm">
          <draw:text-box>
            <text:p><text:span text:style-name="T5">if()</text:span><text:span text:style-name="T6"> recebe como argumento uma condição, como previsto na tabela acima. </text:span><text:span text:style-name="T7">Exemplos: </text:span></text:p>
            <text:p><text:span text:style-name="T7"/></text:p>
            <text:p><text:span text:style-name="T8">if(numero1 &gt; numero2)</text:span><text:span text:style-name="T6"> </text:span><text:span text:style-name="T9">(se numero1 for maior que numero 2)</text:span></text:p>
            <text:p><text:span text:style-name="T8">if(caracter == ‘a’ || caracter == ‘b’)</text:span><text:span text:style-name="T6"> </text:span><text:span text:style-name="T9">(se caracter for ‘a’ ou ‘b’)</text:span></text:p>
            <text:p><text:span text:style-name="T6"/></text:p>
            <text:p><text:span text:style-name="T10">if(arquivo != NULL)</text:span><text:span text:style-name="T6"> equivale a </text:span><text:span text:style-name="T10">if(arquivo)</text:span><text:span text:style-name="T11">,</text:span></text:p>
            <text:p><text:span text:style-name="T11">da mesma forma que </text:span><text:span text:style-name="T10">if(!verdadeiro)</text:span><text:span text:style-name="T11"> equivale a </text:span><text:span text:style-name="T10">if(verdadeiro == 0)</text:span></text:p>
            <text:p><text:span text:style-name="T10"/></text:p>
            <text:p><text:span text:style-name="T11">A escolha é de quem usa, mas vale entender a semelhança funcional.</text:span></text:p>
          </draw:text-box>
        </draw:frame>
        <draw:frame presentation:style-name="pr5" draw:text-style-name="P10" draw:layer="layout" svg:width="9.5cm" svg:height="3.7cm" svg:x="17.5cm" svg:y="3.562cm" presentation:class="outline" presentation:user-transformed="true">
          <draw:text-box>
            <text:list text:style-name="L3">
              <text:list-item>
                <text:p><text:span text:style-name="T4">&lt; e &gt; (menor e maior que)</text:span></text:p>
              </text:list-item>
              <text:list-item>
                <text:p><text:span text:style-name="T4">&lt;= e &gt;= (menor ou igual e maior ou igual)</text:span></text:p>
              </text:list-item>
              <text:list-item>
                <text:p><text:span text:style-name="T4">!= (diferente de)</text:span></text:p>
              </text:list-item>
              <text:list-item>
                <text:p><text:span text:style-name="T4">! </text:span><text:span text:style-name="T12">NÃO/NOT</text:span><text:span text:style-name="T4"> lógico</text:span></text:p>
              </text:list-item>
              <text:list-item>
                <text:p><text:span text:style-name="T4">|| </text:span><text:span text:style-name="T12">OU/OR</text:span><text:span text:style-name="T4"> lógico, &amp;&amp; </text:span><text:span text:style-name="T12">E/AND</text:span><text:span text:style-name="T4"> lógico</text:span></text:p>
              </text:list-item>
            </text:list>
          </draw:text-box>
        </draw:frame>
        <draw:frame draw:style-name="gr6" draw:text-style-name="P12" draw:layer="layout" svg:width="7cm" svg:height="0.962cm" svg:x="5cm" svg:y="2.734cm">
          <draw:text-box>
            <text:p text:style-name="P6"><text:span text:style-name="T13">Cláusulas</text:span></text:p>
          </draw:text-box>
        </draw:frame>
        <draw:frame draw:style-name="gr6" draw:text-style-name="P12" draw:layer="layout" svg:width="7cm" svg:height="0.962cm" svg:x="17.5cm" svg:y="2.6cm">
          <draw:text-box>
            <text:p text:style-name="P6"><text:span text:style-name="T13">Condições</text:span></text:p>
          </draw:text-box>
        </draw:frame>
        <draw:custom-shape draw:style-name="gr1" draw:text-style-name="P1" draw:layer="layout" svg:width="7.5cm" svg:height="0.934cm" svg:x="18.001cm" svg:y="14.56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3" draw:text-style-name="P4" draw:layer="layout" svg:width="7cm" svg:height="1.255cm" svg:x="18.001cm" svg:y="14.407cm">
          <draw:text-box>
            <text:p text:style-name="P2"><text:span text:style-name="T1">Fundamentos da linguagem C</text:span></text:p>
          </draw:text-box>
        </draw:frame>
        <draw:path draw:style-name="gr7" draw:text-style-name="P13" draw:layer="layout" svg:width="0.65cm" svg:height="0.999cm" draw:transform="rotate (-3.14159265358979) translate (17.849cm 5.50023818240955cm)" svg:viewBox="0 0 651 1000" svg:d="M67 16c379-86 537 199 359 321-338 231 645 100 0 308-250 81 438 415-247 346l-179-49">
          <text:p/>
        </draw:path>
        <draw:frame draw:style-name="gr8" draw:text-style-name="P14" draw:layer="layout" svg:width="6.5cm" svg:height="2.5cm" svg:x="11cm" svg:y="4.001cm">
          <draw:text-box>
            <text:p><text:span text:style-name="T14">Em casos que o = vem acompanhado de outro símbolo, ele sempre vem à DIREITA. Seja em comparações (&gt;=) ou em operações aritméticas (+=) que utilizam o termo à esquerda.</text:span>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2" draw:layer="layout" svg:width="22.5cm" svg:height="2.6cm" svg:x="4.5cm" svg:y="0cm" presentation:class="title" presentation:user-transformed="true">
          <draw:text-box>
            <text:p text:style-name="P2">Estruturas Condicionais (switch)</text:p>
          </draw:text-box>
        </draw:frame>
        <draw:custom-shape draw:style-name="gr9" draw:text-style-name="P1" draw:layer="layout" svg:width="21cm" svg:height="12cm" svg:x="4.5cm" svg:y="2.5cm">
          <text:p/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20.5cm" svg:height="11.857cm" svg:x="4.5cm" svg:y="2.5cm">
          <draw:text-box>
            <text:p text:style-name="P15"><text:span text:style-name="T15">#include</text:span><text:span text:style-name="T16"> </text:span><text:span text:style-name="T17">&lt;stdio.h&gt;</text:span></text:p>
            <text:p text:style-name="P15"><text:span text:style-name="T15">#define</text:span><text:span text:style-name="T16"> </text:span><text:span text:style-name="T18">SUCESSO</text:span><text:span text:style-name="T16"> <text:s text:c="4"/>(0)</text:span></text:p>
            <text:p text:style-name="P15"><text:span text:style-name="T19"/></text:p>
            <text:p text:style-name="P15"><text:span text:style-name="T20">int</text:span><text:span text:style-name="T16"> main(</text:span><text:span text:style-name="T20">int</text:span><text:span text:style-name="T16"> </text:span><text:span text:style-name="T15">argc</text:span><text:span text:style-name="T16">, </text:span><text:span text:style-name="T20">char</text:span><text:span text:style-name="T16"> ** </text:span><text:span text:style-name="T15">argv</text:span><text:span text:style-name="T16">){</text:span></text:p>
            <text:p text:style-name="P15"><text:span text:style-name="T16"><text:s text:c="4"/></text:span><text:span text:style-name="T20">int</text:span><text:span text:style-name="T16"> escolha;</text:span></text:p>
            <text:p text:style-name="P15"><text:span text:style-name="T16"><text:s text:c="4"/></text:span><text:span text:style-name="T20">char</text:span><text:span text:style-name="T16"> lixo;</text:span></text:p>
            <text:p text:style-name="P15"><text:span text:style-name="T19"/></text:p>
            <text:p text:style-name="P15"><text:span text:style-name="T16"><text:s text:c="4"/></text:span><text:span text:style-name="T16">printf(</text:span><text:span text:style-name="T17">"Qual opcao desejas?\n"</text:span></text:p>
            <text:p text:style-name="P15"><text:span text:style-name="T16"><text:s text:c="12"/></text:span><text:span text:style-name="T17">"1 - Ser feliz\n"</text:span></text:p>
            <text:p text:style-name="P15"><text:span text:style-name="T16"><text:s text:c="12"/></text:span><text:span text:style-name="T17">"2 - Ser rico\n"</text:span></text:p>
            <text:p text:style-name="P15"><text:span text:style-name="T16"><text:s text:c="12"/></text:span><text:span text:style-name="T17">"3 - Ser famoso\n"</text:span></text:p>
            <text:p text:style-name="P15"><text:span text:style-name="T16"><text:s text:c="12"/></text:span><text:span text:style-name="T17">"4 - Ser amad@\n"</text:span><text:span text:style-name="T16">);</text:span></text:p>
            <text:p text:style-name="P15"><text:span text:style-name="T16"><text:s text:c="4"/></text:span><text:span text:style-name="T16">scanf(</text:span><text:span text:style-name="T17">"%d%c"</text:span><text:span text:style-name="T16">, &amp;escolha, &amp;lixo);</text:span></text:p>
            <text:p text:style-name="P15"><text:span text:style-name="T19"/></text:p>
            <text:p text:style-name="P15"><text:span text:style-name="T16"><text:s text:c="4"/></text:span><text:span text:style-name="T20">switch</text:span><text:span text:style-name="T16">(escolha){ </text:span><text:span text:style-name="T21">// faz a verificação das condições dentro da variável 'escolha'</text:span></text:p>
            <text:p text:style-name="P15"><text:span text:style-name="T16"><text:s text:c="8"/></text:span><text:span text:style-name="T20">case</text:span><text:span text:style-name="T16"> 1: <text:s text:c="12"/></text:span><text:span text:style-name="T21">// abre a condicao</text:span></text:p>
            <text:p text:style-name="P15"><text:span text:style-name="T16"><text:s text:c="12"/></text:span><text:span text:style-name="T16">printf(</text:span><text:span text:style-name="T17">"(:"</text:span><text:span text:style-name="T16">); <text:s text:c="2"/></text:span><text:span text:style-name="T21">// codigo da condicao</text:span></text:p>
            <text:p text:style-name="P15"><text:span text:style-name="T16"><text:s text:c="8"/></text:span><text:span text:style-name="T20">break</text:span><text:span text:style-name="T16">; <text:s text:c="13"/></text:span><text:span text:style-name="T21">// encerra a condicao, analogo ao }</text:span></text:p>
            <text:p text:style-name="P15"><text:span text:style-name="T16"><text:s text:c="8"/></text:span><text:span text:style-name="T20">case</text:span><text:span text:style-name="T16"> 2:</text:span></text:p>
            <text:p text:style-name="P15"><text:span text:style-name="T16"><text:s text:c="12"/></text:span><text:span text:style-name="T16">printf(</text:span><text:span text:style-name="T17">"$$$$"</text:span><text:span text:style-name="T16">);</text:span></text:p>
            <text:p text:style-name="P15"><text:span text:style-name="T16"><text:s text:c="8"/></text:span><text:span text:style-name="T20">break</text:span><text:span text:style-name="T16">;</text:span></text:p>
            <text:p text:style-name="P15"><text:span text:style-name="T16"><text:s text:c="8"/></text:span><text:span text:style-name="T20">case</text:span><text:span text:style-name="T16"> 3:</text:span></text:p>
            <text:p text:style-name="P15"><text:span text:style-name="T16"><text:s text:c="12"/></text:span><text:span text:style-name="T16">printf(</text:span><text:span text:style-name="T17">"ME DA UM AUTOGRAFO??!"</text:span><text:span text:style-name="T16">);</text:span></text:p>
            <text:p text:style-name="P15"><text:span text:style-name="T16"><text:s text:c="8"/></text:span><text:span text:style-name="T20">break</text:span><text:span text:style-name="T16">;</text:span></text:p>
            <text:p text:style-name="P15"><text:span text:style-name="T16"><text:s text:c="8"/></text:span><text:span text:style-name="T20">case</text:span><text:span text:style-name="T16"> 4:</text:span></text:p>
            <text:p text:style-name="P15"><text:span text:style-name="T16"><text:s text:c="12"/></text:span><text:span text:style-name="T16">printf(</text:span><text:span text:style-name="T17">"Nossa bb kkkkkk saudade do que a gente nao viveu ainda di vdd 9vinha"</text:span><text:span text:style-name="T16">);</text:span></text:p>
            <text:p text:style-name="P15"><text:span text:style-name="T16"><text:s text:c="8"/></text:span><text:span text:style-name="T20">break</text:span><text:span text:style-name="T16">;</text:span></text:p>
            <text:p text:style-name="P15"><text:span text:style-name="T16"><text:s text:c="8"/></text:span><text:span text:style-name="T20">default</text:span><text:span text:style-name="T16">:</text:span></text:p>
            <text:p text:style-name="P15"><text:span text:style-name="T16"><text:s text:c="12"/></text:span><text:span text:style-name="T16">printf(</text:span><text:span text:style-name="T17">"Opcao invalida"</text:span><text:span text:style-name="T16">); </text:span><text:span text:style-name="T21">// default compreende qualquer opcao EXCETO as que voce ja estabeleceu</text:span></text:p>
            <text:p text:style-name="P15"><text:span text:style-name="T16"><text:s text:c="8"/></text:span><text:span text:style-name="T20">break</text:span><text:span text:style-name="T16">;</text:span></text:p>
            <text:p text:style-name="P15"><text:span text:style-name="T19"/></text:p>
            <text:p text:style-name="P15"><text:span text:style-name="T19"><text:s text:c="4"/></text:span><text:span text:style-name="T19">}</text:span></text:p>
            <text:p text:style-name="P15"><text:span text:style-name="T19"><text:s text:c="4"/></text:span></text:p>
            <text:p text:style-name="P15"><text:span text:style-name="T16"><text:s text:c="4"/></text:span><text:span text:style-name="T20">return</text:span><text:span text:style-name="T16"> </text:span><text:span text:style-name="T18">SUCESSO</text:span><text:span text:style-name="T16">;</text:span></text:p>
            <text:p text:style-name="P15"><text:span text:style-name="T19">}</text:span></text:p>
          </draw:text-box>
        </draw:frame>
        <draw:custom-shape draw:style-name="gr1" draw:text-style-name="P1" draw:layer="layout" svg:width="7.5cm" svg:height="0.934cm" svg:x="18.001cm" svg:y="14.56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3" draw:text-style-name="P4" draw:layer="layout" svg:width="7cm" svg:height="1.255cm" svg:x="18.001cm" svg:y="14.408cm">
          <draw:text-box>
            <text:p text:style-name="P2"><text:span text:style-name="T1">Fundamentos da linguagem C</text:span></text:p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custom-shape draw:style-name="gr11" draw:text-style-name="P1" draw:layer="layout" svg:width="16.5cm" svg:height="9cm" svg:x="6cm" svg:y="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2.5cm" svg:height="2.6cm" svg:x="4.5cm" svg:y="0cm" presentation:class="title" presentation:user-transformed="true">
          <draw:text-box>
            <text:p text:style-name="P2">Estruturas Condicionais (else + if)</text:p>
          </draw:text-box>
        </draw:frame>
        <draw:frame draw:style-name="gr12" draw:text-style-name="P17" draw:layer="layout" svg:width="19.5cm" svg:height="0.763cm" svg:x="5.5cm" svg:y="2.809cm">
          <draw:text-box>
            <text:p><text:span text:style-name="T22">Caso precisemos trabalhar com condições lógicas e comparativas, entra if, else e else if.</text:span></text:p>
          </draw:text-box>
        </draw:frame>
        <draw:frame draw:style-name="gr13" draw:text-style-name="P18" draw:layer="layout" svg:width="16cm" svg:height="9cm" svg:x="6cm" svg:y="4cm">
          <draw:text-box>
            <text:p text:style-name="P15"><text:span text:style-name="T23">#include</text:span><text:span text:style-name="T24"> </text:span><text:span text:style-name="T25">&lt;stdio.h&gt;</text:span></text:p>
            <text:p text:style-name="P15"><text:span text:style-name="T23">#define</text:span><text:span text:style-name="T24"> </text:span><text:span text:style-name="T26">SUCESSO</text:span><text:span text:style-name="T24"><text:tab/></text:span><text:span text:style-name="T24"><text:tab/></text:span><text:span text:style-name="T24">(0)</text:span></text:p>
            <text:p text:style-name="P15"><text:span text:style-name="T24"/></text:p>
            <text:p text:style-name="P15"><text:span text:style-name="T27">int</text:span><text:span text:style-name="T24"> main(</text:span><text:span text:style-name="T27">int</text:span><text:span text:style-name="T24"> </text:span><text:span text:style-name="T23">argc</text:span><text:span text:style-name="T24">, </text:span><text:span text:style-name="T27">char</text:span><text:span text:style-name="T24">** </text:span><text:span text:style-name="T23">argv</text:span><text:span text:style-name="T24">) {</text:span></text:p>
            <text:p text:style-name="P15"><text:span text:style-name="T24"><text:tab/></text:span><text:span text:style-name="T27">int</text:span><text:span text:style-name="T24"> n;</text:span></text:p>
            <text:p text:style-name="P15"><text:span text:style-name="T24"><text:tab/></text:span><text:span text:style-name="T27">char</text:span><text:span text:style-name="T24"> lixo;</text:span></text:p>
            <text:p text:style-name="P15"><text:span text:style-name="T24"/></text:p>
            <text:p text:style-name="P15"><text:span text:style-name="T24"><text:tab/></text:span><text:span text:style-name="T24">printf(</text:span><text:span text:style-name="T25">"Insira seu numero: "</text:span><text:span text:style-name="T24">);</text:span></text:p>
            <text:p text:style-name="P15"><text:span text:style-name="T24"><text:tab/></text:span><text:span text:style-name="T24">scanf(</text:span><text:span text:style-name="T25">"%d%c"</text:span><text:span text:style-name="T24">, &amp;n, &amp;lixo);</text:span></text:p>
            <text:p text:style-name="P15"><text:span text:style-name="T24"/></text:p>
            <text:p text:style-name="P15"><text:span text:style-name="T24"><text:tab/></text:span><text:span text:style-name="T27">if</text:span><text:span text:style-name="T24"> (n &gt; 0) { </text:span><text:span text:style-name="T28">// SE numero for maior que 0</text:span></text:p>
            <text:p text:style-name="P15"><text:span text:style-name="T24"><text:tab/></text:span><text:span text:style-name="T24"><text:tab/></text:span><text:span text:style-name="T24">printf(</text:span><text:span text:style-name="T25">"\nO numero dado eh inteiro e POSITIVO."</text:span><text:span text:style-name="T24">);</text:span></text:p>
            <text:p text:style-name="P15"><text:span text:style-name="T24"><text:tab/></text:span><text:span text:style-name="T24">}</text:span></text:p>
            <text:p text:style-name="P15"><text:span text:style-name="T24"><text:tab/></text:span><text:span text:style-name="T27">else</text:span><text:span text:style-name="T24"> </text:span><text:span text:style-name="T27">if</text:span><text:span text:style-name="T24"> (n &lt; 0) { </text:span><text:span text:style-name="T28">// SENAO, SE for maior que 0, e sim menor que 0</text:span></text:p>
            <text:p text:style-name="P15"><text:span text:style-name="T24"><text:tab/></text:span><text:span text:style-name="T24"><text:tab/></text:span><text:span text:style-name="T24">printf(</text:span><text:span text:style-name="T25">"\nO numero dado eh inteiro e NEGATIVO."</text:span><text:span text:style-name="T24">);</text:span></text:p>
            <text:p text:style-name="P15"><text:span text:style-name="T24"><text:tab/></text:span><text:span text:style-name="T24">}</text:span></text:p>
            <text:p text:style-name="P15"><text:span text:style-name="T24"><text:tab/></text:span><text:span text:style-name="T27">else</text:span><text:span text:style-name="T24"> { </text:span><text:span text:style-name="T28">// SENAO, eh 0</text:span></text:p>
            <text:p text:style-name="P15"><text:span text:style-name="T24"><text:tab/></text:span><text:span text:style-name="T24"><text:tab/></text:span><text:span text:style-name="T24">printf(</text:span><text:span text:style-name="T25">"\nProvavelmente, o numero dado eh 0. Acertei?"</text:span><text:span text:style-name="T24">);</text:span></text:p>
            <text:p text:style-name="P15"><text:span text:style-name="T24"><text:tab/></text:span><text:span text:style-name="T24">}</text:span></text:p>
            <text:p text:style-name="P15"><text:span text:style-name="T24"/></text:p>
            <text:p text:style-name="P15"><text:span text:style-name="T24"><text:tab/></text:span><text:span text:style-name="T27">return</text:span><text:span text:style-name="T24"> </text:span><text:span text:style-name="T26">SUCESSO</text:span><text:span text:style-name="T24">;</text:span></text:p>
            <text:p text:style-name="P15"><text:span text:style-name="T24">}</text:span></text:p>
          </draw:text-box>
        </draw:frame>
        <draw:custom-shape draw:style-name="gr1" draw:text-style-name="P1" draw:layer="layout" svg:width="7.5cm" svg:height="0.934cm" svg:x="18.001cm" svg:y="14.56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3" draw:text-style-name="P4" draw:layer="layout" svg:width="7cm" svg:height="1.255cm" svg:x="18.001cm" svg:y="14.409cm">
          <draw:text-box>
            <text:p text:style-name="P2"><text:span text:style-name="T1">Fundamentos da linguagem C</text:span>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0">
        <office:forms form:automatic-focus="false" form:apply-design-mode="false"/>
        <draw:frame presentation:style-name="pr1" draw:text-style-name="P2" draw:layer="layout" svg:width="22.5cm" svg:height="2.6cm" svg:x="4.5cm" svg:y="0cm" presentation:class="title" presentation:user-transformed="true">
          <draw:text-box>
            <text:p text:style-name="P2">Funções</text:p>
          </draw:text-box>
        </draw:frame>
        <draw:custom-shape draw:style-name="gr14" draw:text-style-name="P19" draw:layer="layout" svg:width="11.5cm" svg:height="4.192cm" svg:x="6cm" svg:y="5.308cm">
          <text:p/>
          <draw:enhanced-geometry svg:viewBox="0 0 21600 21600" draw:type="rectangle" draw:enhanced-path="M 0 0 L 21600 0 21600 21600 0 21600 0 0 Z N"/>
        </draw:custom-shape>
        <draw:frame draw:style-name="gr15" draw:text-style-name="P20" draw:layer="layout" svg:width="11cm" svg:height="4.311cm" svg:x="6cm" svg:y="5.308cm">
          <draw:text-box>
            <text:p text:style-name="P15"><text:span text:style-name="T29">#include</text:span><text:span text:style-name="T30"> </text:span><text:span text:style-name="T31">&lt;stdio.h&gt;</text:span></text:p>
            <text:p text:style-name="P15"><text:span text:style-name="T29">#define</text:span><text:span text:style-name="T30"> </text:span><text:span text:style-name="T32">SUCESSO</text:span><text:span text:style-name="T30"><text:tab/></text:span><text:span text:style-name="T30"><text:tab/></text:span><text:span text:style-name="T30">(0)</text:span></text:p>
            <text:p text:style-name="P15"><text:span text:style-name="T30"/></text:p>
            <text:p text:style-name="P15"><text:span text:style-name="T33">int</text:span><text:span text:style-name="T30"> main(</text:span><text:span text:style-name="T33">int</text:span><text:span text:style-name="T30"> </text:span><text:span text:style-name="T29">argc</text:span><text:span text:style-name="T30">, </text:span><text:span text:style-name="T33">char</text:span><text:span text:style-name="T30">** </text:span><text:span text:style-name="T29">argv</text:span><text:span text:style-name="T30">) {</text:span></text:p>
            <text:p text:style-name="P15"><text:span text:style-name="T30"/></text:p>
            <text:p text:style-name="P15"><text:span text:style-name="T30"><text:tab/></text:span><text:span text:style-name="T33">return</text:span><text:span text:style-name="T30"> </text:span><text:span text:style-name="T32">SUCESSO</text:span><text:span text:style-name="T30">;</text:span></text:p>
            <text:p text:style-name="P15"><text:span text:style-name="T30">}</text:span></text:p>
          </draw:text-box>
        </draw:frame>
        <draw:frame draw:style-name="gr16" draw:text-style-name="P21" draw:layer="layout" svg:width="18.5cm" svg:height="2.147cm" svg:x="6cm" svg:y="2.6cm">
          <draw:text-box>
            <text:p><text:span text:style-name="T4">Funções são declaradas como variáveis. Elas tem tipo, nome único e tamanho. São interpretadas normalmente na ordem que está disposta no código, isto é, para chamar uma função, ela precisa vir acima. O diferencial da função é os parênteses (), que compreendem os parâmetros e as chaves {}, que compreendem o seu código.</text:span></text:p>
          </draw:text-box>
        </draw:frame>
        <draw:frame draw:style-name="gr8" draw:text-style-name="P11" draw:layer="layout" svg:width="19cm" svg:height="2.5cm" svg:x="6cm" svg:y="9.5cm">
          <draw:text-box>
            <text:p><text:span text:style-name="T34">int</text:span><text:span text:style-name="T35"> main(</text:span><text:span text:style-name="T34">int</text:span><text:span text:style-name="T35"> argc, </text:span><text:span text:style-name="T34">char</text:span><text:span text:style-name="T35"> ** argv)</text:span><text:span text:style-name="T6"> é um exemplo de função. Trabalhamos todo o tempo sem nem notar, mas o main tem dois parâmetros:</text:span></text:p>
            <text:list text:style-name="L4">
              <text:list-item>
                <text:p><text:span text:style-name="T34">int</text:span><text:span text:style-name="T35"> argc</text:span></text:p>
              </text:list-item>
              <text:list-item>
                <text:p><text:span text:style-name="T34">char**</text:span><text:span text:style-name="T35"> argv</text:span></text:p>
              </text:list-item>
            </text:list>
          </draw:text-box>
        </draw:frame>
        <draw:frame draw:style-name="gr17" draw:text-style-name="P22" draw:layer="layout" svg:width="19cm" svg:height="2cm" svg:x="6cm" svg:y="12cm">
          <draw:text-box>
            <text:p><text:span text:style-name="T36">Parâmetros</text:span><text:span text:style-name="T7"> são variáveis exclusivas da função, cujos valores são passados na CHAMADA da função. Estes verdadeiros valores passados são os </text:span><text:span text:style-name="T36">argumentos</text:span><text:span text:style-name="T7">. No caso exclusivo do main(), a chamada é implícita.</text:span></text:p>
          </draw:text-box>
        </draw:frame>
        <draw:custom-shape draw:style-name="gr1" draw:text-style-name="P1" draw:layer="layout" svg:width="7.5cm" svg:height="0.934cm" svg:x="18.001cm" svg:y="14.56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3" draw:text-style-name="P4" draw:layer="layout" svg:width="7cm" svg:height="1.255cm" svg:x="18.001cm" svg:y="14.407cm">
          <draw:text-box>
            <text:p text:style-name="P2"><text:span text:style-name="T1">Fundamentos da linguagem C</text:span>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0">
        <office:forms form:automatic-focus="false" form:apply-design-mode="false"/>
        <draw:custom-shape draw:style-name="gr1" draw:text-style-name="P1" draw:layer="layout" svg:width="7.5cm" svg:height="0.934cm" svg:x="18cm" svg:y="14.56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1" draw:text-style-name="P2" draw:layer="layout" svg:width="22.5cm" svg:height="2.6cm" svg:x="4.5cm" svg:y="0cm" presentation:class="title" presentation:user-transformed="true">
          <draw:text-box>
            <text:p text:style-name="P2">Funções</text:p>
          </draw:text-box>
        </draw:frame>
        <draw:frame presentation:style-name="pr3" draw:text-style-name="P4" draw:layer="layout" svg:width="7cm" svg:height="1.255cm" svg:x="18cm" svg:y="14.406cm">
          <draw:text-box>
            <text:p text:style-name="P2"><text:span text:style-name="T1">Fundamentos da linguagem C</text:span></text:p>
          </draw:text-box>
        </draw:frame>
        <draw:custom-shape draw:style-name="gr18" draw:text-style-name="P19" draw:layer="layout" svg:width="13cm" svg:height="6.5cm" svg:x="6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3" draw:layer="layout" svg:width="12.5cm" svg:height="6.5cm" svg:x="5.986cm" svg:y="2.5cm">
          <draw:text-box>
            <text:p text:style-name="P15"><text:span text:style-name="T37">#include</text:span><text:span text:style-name="T38"> </text:span><text:span text:style-name="T39">&lt;stdio.h&gt;</text:span></text:p>
            <text:p text:style-name="P15"><text:span text:style-name="T37">#define</text:span><text:span text:style-name="T38"> </text:span><text:span text:style-name="T40">SUCESSO</text:span><text:span text:style-name="T38"><text:tab/></text:span><text:span text:style-name="T38"><text:tab/></text:span><text:span text:style-name="T38">(0)</text:span></text:p>
            <text:p text:style-name="P15"><text:span text:style-name="T38"/></text:p>
            <text:p text:style-name="P15"><text:span text:style-name="T41">int</text:span><text:span text:style-name="T38"> funcao_soma(</text:span><text:span text:style-name="T41">int</text:span><text:span text:style-name="T38"> </text:span><text:span text:style-name="T37">termo_a</text:span><text:span text:style-name="T38">, </text:span><text:span text:style-name="T41">int</text:span><text:span text:style-name="T38"> </text:span><text:span text:style-name="T37">termo_b</text:span><text:span text:style-name="T38">) {</text:span></text:p>
            <text:p text:style-name="P15"><text:span text:style-name="T38"><text:tab/></text:span><text:span text:style-name="T41">return</text:span><text:span text:style-name="T38"> </text:span><text:span text:style-name="T37">termo_a</text:span><text:span text:style-name="T38"> + </text:span><text:span text:style-name="T37">termo_b</text:span><text:span text:style-name="T38">;</text:span></text:p>
            <text:p text:style-name="P15"><text:span text:style-name="T38">}</text:span></text:p>
            <text:p text:style-name="P15"><text:span text:style-name="T38"/></text:p>
            <text:p text:style-name="P15"><text:span text:style-name="T38"/></text:p>
            <text:p text:style-name="P15"><text:span text:style-name="T38"/></text:p>
            <text:p text:style-name="P15"><text:span text:style-name="T41">int</text:span><text:span text:style-name="T38"> main(</text:span><text:span text:style-name="T41">int</text:span><text:span text:style-name="T38"> </text:span><text:span text:style-name="T37">argc</text:span><text:span text:style-name="T38">, </text:span><text:span text:style-name="T41">char</text:span><text:span text:style-name="T38">** </text:span><text:span text:style-name="T37">argv</text:span><text:span text:style-name="T38">) {</text:span><text:span text:style-name="T38"><text:tab/></text:span></text:p>
            <text:p text:style-name="P15"><text:span text:style-name="T38"><text:tab/></text:span><text:span text:style-name="T38">printf(</text:span><text:span text:style-name="T39">"%d"</text:span><text:span text:style-name="T38">, funcao_soma(5, 15));</text:span></text:p>
            <text:p text:style-name="P15"><text:span text:style-name="T38"/></text:p>
            <text:p text:style-name="P15"><text:span text:style-name="T38"><text:tab/></text:span><text:span text:style-name="T41">return</text:span><text:span text:style-name="T38"> </text:span><text:span text:style-name="T40">SUCESSO</text:span><text:span text:style-name="T38">;</text:span></text:p>
            <text:p text:style-name="P15"><text:span text:style-name="T38">}</text:span></text:p>
          </draw:text-box>
        </draw:frame>
        <draw:frame draw:style-name="gr20" draw:text-style-name="P24" draw:layer="layout" svg:width="8cm" svg:height="3.835cm" svg:x="18.986cm" svg:y="2.677cm">
          <draw:text-box>
            <text:p text:style-name="P6"><text:span text:style-name="T42">DECLARAÇÃO DA FUNÇÃO</text:span></text:p>
            <text:p text:style-name="P6"><text:span text:style-name="T22">Os parâmetros, são duas variáveis inteiras, “termo_a” e “termo_b”. Não importa qual valor você passar como argumento, dentro da função ele o irá tratar pelo nome do parâmetro declarado.</text:span></text:p>
          </draw:text-box>
        </draw:frame>
        <draw:frame draw:style-name="gr21" draw:text-style-name="P17" draw:layer="layout" svg:width="8.514cm" svg:height="2.811cm" svg:x="18.986cm" svg:y="6.689cm">
          <draw:text-box>
            <text:p><text:span text:style-name="T42">CHAMADA DA FUNÇÃO</text:span></text:p>
            <text:p><text:span text:style-name="T22">São passados os argumentos 5 para “termo_a” e 15 para “termo_b”.</text:span></text:p>
          </draw:text-box>
        </draw:frame>
        <draw:custom-shape draw:style-name="gr22" draw:text-style-name="P26" draw:layer="layout" svg:width="3.5cm" svg:height="3.5cm" svg:x="6cm" svg:y="10.5cm">
          <text:p text:style-name="P25"><text:span text:style-name="T43">saída:</text:span></text:p>
          <text:p text:style-name="P25"><text:span text:style-name="T44">20</text:span></text:p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line draw:style-name="gr23" draw:text-style-name="P13" draw:layer="layout" svg:x1="9cm" svg:y1="8cm" svg:x2="11cm" svg:y2="9.5cm">
          <text:p/>
        </draw:line>
        <draw:frame draw:style-name="gr24" draw:text-style-name="P11" draw:layer="layout" svg:width="0.5cm" svg:height="1.916cm" svg:x="13cm" svg:y="11.5cm">
          <draw:text-box>
            <text:p><text:span text:style-name="T6">aaa</text:span></text:p>
          </draw:text-box>
        </draw:frame>
        <draw:frame draw:style-name="gr25" draw:text-style-name="P11" draw:layer="layout" svg:width="12.5cm" svg:height="4.691cm" svg:x="11cm" svg:y="9.325cm">
          <draw:text-box>
            <text:p><text:span text:style-name="T6">As funções que tem tipo diferente de ‘void’, obrigatoriamente retornam um valor. Retornar no sentido de assumir um ÚNICO valor ou ponteiro, que a função irá “devolver” após sua execução, e você pode guardar em uma variável. Esse valor irá depender dos argumentos que você forneceu. Em uma função matemática, como se retornasse y em função dos argumentos x.</text:span></text:p>
          </draw:text-box>
        </draw:frame>
        <draw:line draw:style-name="gr26" draw:text-style-name="P13" draw:layer="layout" svg:x1="18.986cm" svg:y1="4.5cm" svg:x2="17cm" svg:y2="4.5cm">
          <text:p/>
        </draw:line>
        <draw:line draw:style-name="gr27" draw:text-style-name="P13" draw:layer="layout" svg:x1="19cm" svg:y1="7cm" svg:x2="16.5cm" svg:y2="7cm">
          <text:p/>
        </draw:lin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" style:font-pitch="variable"/>
    <style:font-face style:name="Consolas1" svg:font-family="Consolas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3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3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8T23:35:01.300000000</meta:creation-date>
    <meta:editing-duration>PT2H23M43S</meta:editing-duration>
    <meta:editing-cycles>156</meta:editing-cycles>
    <meta:generator>LibreOffice/7.4.2.3$Windows_X86_64 LibreOffice_project/382eef1f22670f7f4118c8c2dd222ec7ad009daf</meta:generator>
    <dc:title>DNA</dc:title>
    <dc:date>2022-12-18T00:58:57.457000000</dc:date>
    <meta:document-statistic meta:object-count="167"/>
  </office:meta>
</office:document-meta>
</file>